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.423cm" style:contextual-spacing="false" fo:line-height="14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2.54cm" fo:margin-right="0cm" fo:margin-top="0cm" fo:margin-bottom="0.423cm" style:contextual-spacing="false" fo:line-height="145%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7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8" style:family="paragraph" style:parent-style-name="Heading_20_1">
      <style:paragraph-properties fo:margin-left="0cm" fo:margin-right="0cm" fo:line-height="115%" fo:text-indent="0cm" style:auto-text-indent="false" fo:break-before="auto" fo:break-after="auto" style:writing-mode="lr-tb"/>
    </style:style>
    <style:style style:name="P9" style:family="paragraph" style:parent-style-name="Heading_20_1" style:list-style-name="">
      <style:paragraph-properties fo:margin-left="0cm" fo:margin-right="0cm" fo:margin-top="0cm" fo:margin-bottom="0.423cm" style:contextual-spacing="false" fo:line-height="145%" fo:text-align="start" style:justify-single-word="false" fo:keep-together="always" fo:orphans="2" fo:widows="2" fo:text-indent="0cm" style:auto-text-indent="false" fo:break-before="auto" fo:break-after="auto" style:writing-mode="lr-tb"/>
    </style:style>
    <style:style style:name="P10" style:family="paragraph" style:parent-style-name="Heading_20_1">
      <style:paragraph-properties fo:margin-left="0cm" fo:margin-right="0cm" fo:margin-top="0cm" fo:margin-bottom="0.423cm" style:contextual-spacing="false" fo:line-height="145%" fo:text-indent="0cm" style:auto-text-indent="false" fo:break-before="page" style:writing-mode="lr-tb"/>
    </style:style>
    <style:style style:name="P11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12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officeooo:paragraph-rsid="0015401f"/>
    </style:style>
    <style:style style:name="P13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14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15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officeooo:paragraph-rsid="0015401f"/>
    </style:style>
    <style:style style:name="P16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17" style:family="paragraph" style:parent-style-name="Standard" style:list-style-name="LS2">
      <style:paragraph-properties fo:margin-top="0cm" fo:margin-bottom="0cm" style:contextual-spacing="false" fo:line-height="145%" fo:break-before="auto" fo:break-after="auto" style:writing-mode="lr-tb"/>
    </style:style>
    <style:style style:name="P18" style:family="paragraph" style:parent-style-name="Standard" style:list-style-name="LS2">
      <style:paragraph-properties fo:margin-top="0cm" fo:margin-bottom="0cm" style:contextual-spacing="false" fo:line-height="145%" fo:break-before="auto" fo:break-after="auto" style:writing-mode="lr-tb"/>
      <style:text-properties officeooo:paragraph-rsid="0015401f"/>
    </style:style>
    <style:style style:name="P19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officeooo:rsid="0015401f" officeooo:paragraph-rsid="0015401f"/>
    </style:style>
    <style:style style:name="P20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language="en" fo:country="US"/>
    </style:style>
    <style:style style:name="P21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language="en" fo:country="US" officeooo:paragraph-rsid="0015401f"/>
    </style:style>
    <style:style style:name="P2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officeooo:paragraph-rsid="0015401f"/>
    </style:style>
    <style:style style:name="P23" style:family="paragraph" style:parent-style-name="Standard" style:list-style-name="LS2">
      <style:paragraph-properties fo:margin-top="0cm" fo:margin-bottom="0cm" style:contextual-spacing="false" fo:line-height="145%" style:writing-mode="lr-tb"/>
      <style:text-properties officeooo:paragraph-rsid="0015401f"/>
    </style:style>
    <style:style style:name="P24" style:family="paragraph" style:parent-style-name="Standard">
      <style:paragraph-properties fo:margin-left="2.54cm" fo:margin-right="0cm" fo:margin-top="0cm" fo:margin-bottom="0.423cm" style:contextual-spacing="false" fo:line-height="145%" fo:text-indent="0cm" style:auto-text-indent="false" fo:break-before="auto" fo:break-after="auto" style:writing-mode="lr-tb"/>
      <style:text-properties officeooo:paragraph-rsid="0015401f"/>
    </style:style>
    <style:style style:name="T1" style:family="text">
      <style:text-properties style:font-name="Arial" style:text-underline-style="solid" style:text-underline-width="auto" style:text-underline-color="font-color" style:font-name-asian="Arial" style:font-name-complex="Arial"/>
    </style:style>
    <style:style style:name="T2" style:family="text">
      <style:text-properties style:font-name="Arial" style:text-underline-style="solid" style:text-underline-width="auto" style:text-underline-color="font-color" officeooo:rsid="0015401f" style:font-name-asian="Arial" style:font-name-complex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style:font-name="Consolas" style:text-underline-style="solid" style:text-underline-width="auto" style:text-underline-color="font-color" fo:background-color="#f7f7f7" style:font-name-asian="Consolas" style:font-name-complex="Consolas"/>
    </style:style>
    <style:style style:name="T6" style:family="text">
      <style:text-properties fo:color="#333333" style:font-name="Consolas" fo:background-color="#f7f7f7" style:font-name-asian="Consolas" style:font-name-complex="Consolas"/>
    </style:style>
    <style:style style:name="T7" style:family="text">
      <style:text-properties fo:color="#333333" style:font-name="Consolas" officeooo:rsid="0015401f" fo:background-color="#f7f7f7" style:font-name-asian="Consolas" style:font-name-complex="Consolas"/>
    </style:style>
    <style:style style:name="T8" style:family="text">
      <style:text-properties fo:color="#333333" style:font-name="Consolas" fo:font-weight="bold" fo:background-color="#f7f7f7" style:font-name-asian="Consolas" style:font-weight-asian="bold" style:font-name-complex="Consolas" style:font-weight-complex="bold"/>
    </style:style>
    <style:style style:name="T9" style:family="text">
      <style:text-properties fo:color="#333333" style:font-name="Consolas" style:text-underline-style="solid" style:text-underline-width="auto" style:text-underline-color="font-color" fo:font-weight="bold" fo:background-color="#f7f7f7" style:font-name-asian="Consolas" style:font-weight-asian="bold" style:font-name-complex="Consolas" style:font-weight-complex="bold"/>
    </style:style>
    <style:style style:name="T10" style:family="text">
      <style:text-properties fo:color="#333333" style:font-name="Consolas" style:text-underline-style="solid" style:text-underline-width="auto" style:text-underline-color="font-color" fo:font-weight="bold" officeooo:rsid="0015401f" fo:background-color="#f7f7f7" style:font-name-asian="Consolas" style:font-weight-asian="bold" style:font-name-complex="Consolas" style:font-weight-complex="bold"/>
    </style:style>
    <style:style style:name="T11" style:family="text">
      <style:text-properties fo:color="#333333" fo:background-color="#f7f7f7"/>
    </style:style>
    <style:style style:name="T12" style:family="text">
      <style:text-properties fo:color="#333333" officeooo:rsid="0015401f" fo:background-color="#f7f7f7"/>
    </style:style>
    <style:style style:name="T13" style:family="text">
      <style:text-properties fo:color="#333333" style:font-name="Arial" officeooo:rsid="0015401f" fo:background-color="#f7f7f7" style:font-name-asian="Consolas" style:font-name-complex="Consolas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5401f" style:font-weight-asian="bold" style:font-weight-complex="bold"/>
    </style:style>
    <style:style style:name="T16" style:family="text">
      <style:text-properties style:font-name="Consolas" fo:font-weight="bold" style:font-name-asian="Consolas" style:font-weight-asian="bold" style:font-name-complex="Consolas" style:font-weight-complex="bold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officeooo:rsid="0015401f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540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h.9ilwuz7d3fl5"/><text:span text:style-name="T1">D</text:span><text:span text:style-name="T2">ependancy</text:span><text:span text:style-name="T1"> QtAV</text:span></text:p>
      <text:p text:style-name="P2"/>
      <text:h text:style-name="P8" text:outline-level="10"><text:span text:style-name="T3"><text:s/>Windows <text:s/>Qt5 :</text:span></text:h>
      <text:p text:style-name="P1"/>
      <text:list xml:id="list1463071343102529985" text:style-name="LS1">
        <text:list-item>
          <text:p text:style-name="P11"><text:span text:style-name="T18">Download</text:span> : <text:s/></text:p>
          <text:list>
            <text:list-item>
              <text:p text:style-name="P11">QtAV :<text:tab/> <text:tab/><text:a xlink:type="simple" xlink:href="https://github.com/wang-bin/QtAV/archive/v1.4.1.zip">https</text:a><text:a xlink:type="simple" xlink:href="https://github.com/wang-bin/QtAV/archive/v1.4.1.zip">://</text:a><text:a xlink:type="simple" xlink:href="https://github.com/wang-bin/QtAV/archive/v1.4.1.zip">github</text:a><text:a xlink:type="simple" xlink:href="https://github.com/wang-bin/QtAV/archive/v1.4.1.zip">.</text:a><text:a xlink:type="simple" xlink:href="https://github.com/wang-bin/QtAV/archive/v1.4.1.zip">com</text:a><text:a xlink:type="simple" xlink:href="https://github.com/wang-bin/QtAV/archive/v1.4.1.zip">/</text:a><text:a xlink:type="simple" xlink:href="https://github.com/wang-bin/QtAV/archive/v1.4.1.zip">wang</text:a><text:a xlink:type="simple" xlink:href="https://github.com/wang-bin/QtAV/archive/v1.4.1.zip">-</text:a><text:a xlink:type="simple" xlink:href="https://github.com/wang-bin/QtAV/archive/v1.4.1.zip">bin</text:a><text:a xlink:type="simple" xlink:href="https://github.com/wang-bin/QtAV/archive/v1.4.1.zip">/</text:a><text:a xlink:type="simple" xlink:href="https://github.com/wang-bin/QtAV/archive/v1.4.1.zip">QtAV</text:a><text:a xlink:type="simple" xlink:href="https://github.com/wang-bin/QtAV/archive/v1.4.1.zip">/</text:a><text:a xlink:type="simple" xlink:href="https://github.com/wang-bin/QtAV/archive/v1.4.1.zip">archive</text:a><text:a xlink:type="simple" xlink:href="https://github.com/wang-bin/QtAV/archive/v1.4.1.zip">/</text:a><text:a xlink:type="simple" xlink:href="https://github.com/wang-bin/QtAV/archive/v1.4.1.zip">v</text:a><text:a xlink:type="simple" xlink:href="https://github.com/wang-bin/QtAV/archive/v1.4.1.zip">1.4.1.</text:a><text:a xlink:type="simple" xlink:href="https://github.com/wang-bin/QtAV/archive/v1.4.1.zip">zip</text:a></text:p>
            </text:list-item>
            <text:list-item>
              <text:p text:style-name="P11">ffmpeg : <text:tab/><text:a xlink:type="simple" xlink:href="http://sourceforge.net/projects/qtav/files/depends/FFmpeg/">http</text:a><text:a xlink:type="simple" xlink:href="http://sourceforge.net/projects/qtav/files/depends/FFmpeg/">://</text:a><text:a xlink:type="simple" xlink:href="http://sourceforge.net/projects/qtav/files/depends/FFmpeg/">sourceforge</text:a><text:a xlink:type="simple" xlink:href="http://sourceforge.net/projects/qtav/files/depends/FFmpeg/">.</text:a><text:a xlink:type="simple" xlink:href="http://sourceforge.net/projects/qtav/files/depends/FFmpeg/">net</text:a><text:a xlink:type="simple" xlink:href="http://sourceforge.net/projects/qtav/files/depends/FFmpeg/">/</text:a><text:a xlink:type="simple" xlink:href="http://sourceforge.net/projects/qtav/files/depends/FFmpeg/">projects</text:a><text:a xlink:type="simple" xlink:href="http://sourceforge.net/projects/qtav/files/depends/FFmpeg/">/</text:a><text:a xlink:type="simple" xlink:href="http://sourceforge.net/projects/qtav/files/depends/FFmpeg/">qtav</text:a><text:a xlink:type="simple" xlink:href="http://sourceforge.net/projects/qtav/files/depends/FFmpeg/">/</text:a><text:a xlink:type="simple" xlink:href="http://sourceforge.net/projects/qtav/files/depends/FFmpeg/">files</text:a><text:a xlink:type="simple" xlink:href="http://sourceforge.net/projects/qtav/files/depends/FFmpeg/">/</text:a><text:a xlink:type="simple" xlink:href="http://sourceforge.net/projects/qtav/files/depends/FFmpeg/">depends</text:a><text:a xlink:type="simple" xlink:href="http://sourceforge.net/projects/qtav/files/depends/FFmpeg/">/</text:a><text:a xlink:type="simple" xlink:href="http://sourceforge.net/projects/qtav/files/depends/FFmpeg/">FFmpeg</text:a><text:a xlink:type="simple" xlink:href="http://sourceforge.net/projects/qtav/files/depends/FFmpeg/">/</text:a></text:p>
            </text:list-item>
            <text:list-item>
              <text:p text:style-name="P11">PortAudio : <text:tab/></text:p>
              <text:list>
                <text:list-item>
                  <text:p text:style-name="P11"><text:s/>Windows</text:p>
                </text:list-item>
              </text:list>
            </text:list-item>
          </text:list>
        </text:list-item>
      </text:list>
      <text:p text:style-name="P4"><text:a xlink:type="simple" xlink:href="http://www.portaudio.com/archives/pa_stable_v19_20140130.tgz">http</text:a><text:a xlink:type="simple" xlink:href="http://www.portaudio.com/archives/pa_stable_v19_20140130.tgz">://</text:a><text:a xlink:type="simple" xlink:href="http://www.portaudio.com/archives/pa_stable_v19_20140130.tgz">www</text:a><text:a xlink:type="simple" xlink:href="http://www.portaudio.com/archives/pa_stable_v19_20140130.tgz">.</text:a><text:a xlink:type="simple" xlink:href="http://www.portaudio.com/archives/pa_stable_v19_20140130.tgz">portaudio</text:a><text:a xlink:type="simple" xlink:href="http://www.portaudio.com/archives/pa_stable_v19_20140130.tgz">.</text:a><text:a xlink:type="simple" xlink:href="http://www.portaudio.com/archives/pa_stable_v19_20140130.tgz">com</text:a><text:a xlink:type="simple" xlink:href="http://www.portaudio.com/archives/pa_stable_v19_20140130.tgz">/</text:a><text:a xlink:type="simple" xlink:href="http://www.portaudio.com/archives/pa_stable_v19_20140130.tgz">archives</text:a><text:a xlink:type="simple" xlink:href="http://www.portaudio.com/archives/pa_stable_v19_20140130.tgz">/</text:a><text:a xlink:type="simple" xlink:href="http://www.portaudio.com/archives/pa_stable_v19_20140130.tgz">pa</text:a><text:a xlink:type="simple" xlink:href="http://www.portaudio.com/archives/pa_stable_v19_20140130.tgz">_</text:a><text:a xlink:type="simple" xlink:href="http://www.portaudio.com/archives/pa_stable_v19_20140130.tgz">stable</text:a><text:a xlink:type="simple" xlink:href="http://www.portaudio.com/archives/pa_stable_v19_20140130.tgz">_</text:a><text:a xlink:type="simple" xlink:href="http://www.portaudio.com/archives/pa_stable_v19_20140130.tgz">v</text:a><text:a xlink:type="simple" xlink:href="http://www.portaudio.com/archives/pa_stable_v19_20140130.tgz">19_20140130.</text:a><text:a xlink:type="simple" xlink:href="http://www.portaudio.com/archives/pa_stable_v19_20140130.tgz">tgz</text:a></text:p>
      <text:p text:style-name="P2"/>
      <text:list xml:id="list5" text:style-name="LS1">
        <text:list-item>
          <text:p text:style-name="P20"><text:span text:style-name="T18">Unpack the libraries</text:span>.</text:p>
        </text:list-item>
        <text:list-item>
          <text:p text:style-name="P20"><text:span text:style-name="T18">Place yourself inside</text:span> QtAV 1.4.1 <text:span text:style-name="T18">and run</text:span> QtAV.pro <text:span text:style-name="T18">to open it in QtCreator</text:span></text:p>
        </text:list-item>
        <text:list-item>
          <text:p text:style-name="P21"><text:span text:style-name="T18">Then you have to link ffmpeg and PortAudio to compile QtAV</text:span></text:p>
          <text:list>
            <text:list-item>
              <text:p text:style-name="P20"><text:span text:style-name="T18">Click on</text:span> “Projets”</text:p>
            </text:list-item>
            <text:list-item>
              <text:p text:style-name="P22"><text:span text:style-name="T20">In “ Build Environment”</text:span></text:p>
              <text:list>
                <text:list-item>
                  <text:p text:style-name="P19">Open Details</text:p>
                </text:list-item>
                <text:list-item>
                  <text:p text:style-name="P11"><text:span text:style-name="T18">Then add the following environment path</text:span> :</text:p>
                </text:list-item>
              </text:list>
            </text:list-item>
          </text:list>
        </text:list-item>
      </text:list>
      <text:p text:style-name="P5"><text:span text:style-name="T6">CPATH=</text:span><text:span text:style-name="T8">ffmpeg_path</text:span><text:span text:style-name="T6">\include;</text:span><text:span text:style-name="T8">portaudio_path</text:span><text:span text:style-name="T6">\include;%CPATH%</text:span></text:p>
      <text:p text:style-name="P5"><text:span text:style-name="T6">LIBRARY_PATH=</text:span><text:span text:style-name="T8">ffmpeg_path</text:span><text:span text:style-name="T6">\lib;</text:span><text:span text:style-name="T8">portaudio_path</text:span><text:span text:style-name="T6">\lib;%LIBRARY_PATH%</text:span></text:p>
      <text:list xml:id="list12" text:style-name="LS1">
        <text:list-item>
          <text:list>
            <text:list-item>
              <text:p text:style-name="P19">Now you can compile</text:p>
            </text:list-item>
            <text:list-item>
              <text:p text:style-name="P11"><text:span text:style-name="T18">Place yourself in</text:span> “build-QtAV-Desktop_Qt_5_3_MinGW_32bit-Debug”</text:p>
              <text:list>
                <text:list-item>
                  <text:p text:style-name="P11"><text:span text:style-name="T18">and run the</text:span> script sdk_install.bat</text:p>
                </text:list-item>
              </text:list>
            </text:list-item>
          </text:list>
        </text:list-item>
      </text:list>
      <text:list xml:id="list1000375434157988508" text:style-name="LS2">
        <text:list-item>
          <text:p text:style-name="P18"><text:span text:style-name="T13">place yourself in</text:span><text:span text:style-name="T6"> </text:span></text:p>
          <text:list>
            <text:list-header>
              <text:p text:style-name="P23"><text:span text:style-name="T6">path_to_ffmpeg/bin </text:span></text:p>
              <text:p text:style-name="P23"><text:span text:style-name="T13">and copy everything to :</text:span><text:span text:style-name="T7"> </text:span><text:span text:style-name="T6">Qt/5.3/mingw/bin</text:span></text:p>
            </text:list-header>
          </text:list>
        </text:list-item>
        <text:list-item>
          <text:p text:style-name="P17"><text:span text:style-name="T7">If you have the following</text:span><text:span text:style-name="T6"> : “Cannot find : -lQt5AVd” </text:span><text:span text:style-name="T7">go in</text:span><text:span text:style-name="T6"> : Qt/5.3/mingw/lib</text:span></text:p>
          <text:list>
            <text:list-item>
              <text:p text:style-name="P17"><text:span text:style-name="T7">copy</text:span><text:span text:style-name="T6"> : libQtAVd1.a </text:span><text:span text:style-name="T7">and rename</text:span><text:span text:style-name="T6"> </text:span><text:span text:style-name="T7">to</text:span><text:span text:style-name="T6"> libQt5AVd.</text:span></text:p>
            </text:list-item>
          </text:list>
        </text:list-item>
      </text:list>
      <text:p text:style-name="P3"><text:span text:style-name="T12">If something went wrong go check</text:span><text:span text:style-name="T11"> : </text:span><text:a xlink:type="simple" xlink:href="https://github.com/wang-bin/QtAV/wiki/Use-QtAV-In-Your-Projects">https</text:a><text:a xlink:type="simple" xlink:href="https://github.com/wang-bin/QtAV/wiki/Use-QtAV-In-Your-Projects">://</text:a><text:a xlink:type="simple" xlink:href="https://github.com/wang-bin/QtAV/wiki/Use-QtAV-In-Your-Projects">github</text:a><text:a xlink:type="simple" xlink:href="https://github.com/wang-bin/QtAV/wiki/Use-QtAV-In-Your-Projects">.</text:a><text:a xlink:type="simple" xlink:href="https://github.com/wang-bin/QtAV/wiki/Use-QtAV-In-Your-Projects">com</text:a><text:a xlink:type="simple" xlink:href="https://github.com/wang-bin/QtAV/wiki/Use-QtAV-In-Your-Projects">/</text:a><text:a xlink:type="simple" xlink:href="https://github.com/wang-bin/QtAV/wiki/Use-QtAV-In-Your-Projects">wang</text:a><text:a xlink:type="simple" xlink:href="https://github.com/wang-bin/QtAV/wiki/Use-QtAV-In-Your-Projects">-</text:a><text:a xlink:type="simple" xlink:href="https://github.com/wang-bin/QtAV/wiki/Use-QtAV-In-Your-Projects">bin</text:a><text:a xlink:type="simple" xlink:href="https://github.com/wang-bin/QtAV/wiki/Use-QtAV-In-Your-Projects">/</text:a><text:a xlink:type="simple" xlink:href="https://github.com/wang-bin/QtAV/wiki/Use-QtAV-In-Your-Projects">QtAV</text:a><text:a xlink:type="simple" xlink:href="https://github.com/wang-bin/QtAV/wiki/Use-QtAV-In-Your-Projects">/</text:a><text:a xlink:type="simple" xlink:href="https://github.com/wang-bin/QtAV/wiki/Use-QtAV-In-Your-Projects">wiki</text:a><text:a xlink:type="simple" xlink:href="https://github.com/wang-bin/QtAV/wiki/Use-QtAV-In-Your-Projects">/</text:a><text:a xlink:type="simple" xlink:href="https://github.com/wang-bin/QtAV/wiki/Use-QtAV-In-Your-Projects">Use</text:a><text:a xlink:type="simple" xlink:href="https://github.com/wang-bin/QtAV/wiki/Use-QtAV-In-Your-Projects">-</text:a><text:a xlink:type="simple" xlink:href="https://github.com/wang-bin/QtAV/wiki/Use-QtAV-In-Your-Projects">QtAV</text:a><text:a xlink:type="simple" xlink:href="https://github.com/wang-bin/QtAV/wiki/Use-QtAV-In-Your-Projects">-</text:a><text:a xlink:type="simple" xlink:href="https://github.com/wang-bin/QtAV/wiki/Use-QtAV-In-Your-Projects">In</text:a><text:a xlink:type="simple" xlink:href="https://github.com/wang-bin/QtAV/wiki/Use-QtAV-In-Your-Projects">-</text:a><text:a xlink:type="simple" xlink:href="https://github.com/wang-bin/QtAV/wiki/Use-QtAV-In-Your-Projects">Your</text:a><text:a xlink:type="simple" xlink:href="https://github.com/wang-bin/QtAV/wiki/Use-QtAV-In-Your-Projects">-</text:a><text:a xlink:type="simple" xlink:href="https://github.com/wang-bin/QtAV/wiki/Use-QtAV-In-Your-Projects">Projects</text:a></text:p>
      <text:p text:style-name="P3"><text:a xlink:type="simple" xlink:href="https://github.com/wang-bin/QtAV/wiki/Build-QtAV">https</text:a><text:a xlink:type="simple" xlink:href="https://github.com/wang-bin/QtAV/wiki/Build-QtAV">://</text:a><text:a xlink:type="simple" xlink:href="https://github.com/wang-bin/QtAV/wiki/Build-QtAV">github</text:a><text:a xlink:type="simple" xlink:href="https://github.com/wang-bin/QtAV/wiki/Build-QtAV">.</text:a><text:a xlink:type="simple" xlink:href="https://github.com/wang-bin/QtAV/wiki/Build-QtAV">com</text:a><text:a xlink:type="simple" xlink:href="https://github.com/wang-bin/QtAV/wiki/Build-QtAV">/</text:a><text:a xlink:type="simple" xlink:href="https://github.com/wang-bin/QtAV/wiki/Build-QtAV">wang</text:a><text:a xlink:type="simple" xlink:href="https://github.com/wang-bin/QtAV/wiki/Build-QtAV">-</text:a><text:a xlink:type="simple" xlink:href="https://github.com/wang-bin/QtAV/wiki/Build-QtAV">bin</text:a><text:a xlink:type="simple" xlink:href="https://github.com/wang-bin/QtAV/wiki/Build-QtAV">/</text:a><text:a xlink:type="simple" xlink:href="https://github.com/wang-bin/QtAV/wiki/Build-QtAV">QtAV</text:a><text:a xlink:type="simple" xlink:href="https://github.com/wang-bin/QtAV/wiki/Build-QtAV">/</text:a><text:a xlink:type="simple" xlink:href="https://github.com/wang-bin/QtAV/wiki/Build-QtAV">wiki</text:a><text:a xlink:type="simple" xlink:href="https://github.com/wang-bin/QtAV/wiki/Build-QtAV">/</text:a><text:a xlink:type="simple" xlink:href="https://github.com/wang-bin/QtAV/wiki/Build-QtAV">Build</text:a><text:a xlink:type="simple" xlink:href="https://github.com/wang-bin/QtAV/wiki/Build-QtAV">-</text:a><text:a xlink:type="simple" xlink:href="https://github.com/wang-bin/QtAV/wiki/Build-QtAV">QtAV</text:a></text:p>
      <text:h text:style-name="P9" text:outline-level="10"><text:span text:style-name="T3"/></text:h>
      <text:h text:style-name="P10" text:outline-level="10"><text:bookmark text:name="h.y1ihxfqx3xef"/><text:span text:style-name="T3">Mac OS X :</text:span></text:h>
      <text:list xml:id="list4087867798930808674" text:style-name="LS3">
        <text:list-item>
          <text:p text:style-name="P13"><text:span text:style-name="T18">Download</text:span> :</text:p>
          <text:list>
            <text:list-item>
              <text:p text:style-name="P13">QtAV :<text:tab/> <text:tab/><text:a xlink:type="simple" xlink:href="https://github.com/wang-bin/QtAV/archive/v1.4.1.zip">https</text:a><text:a xlink:type="simple" xlink:href="https://github.com/wang-bin/QtAV/archive/v1.4.1.zip">://</text:a><text:a xlink:type="simple" xlink:href="https://github.com/wang-bin/QtAV/archive/v1.4.1.zip">github</text:a><text:a xlink:type="simple" xlink:href="https://github.com/wang-bin/QtAV/archive/v1.4.1.zip">.</text:a><text:a xlink:type="simple" xlink:href="https://github.com/wang-bin/QtAV/archive/v1.4.1.zip">com</text:a><text:a xlink:type="simple" xlink:href="https://github.com/wang-bin/QtAV/archive/v1.4.1.zip">/</text:a><text:a xlink:type="simple" xlink:href="https://github.com/wang-bin/QtAV/archive/v1.4.1.zip">wang</text:a><text:a xlink:type="simple" xlink:href="https://github.com/wang-bin/QtAV/archive/v1.4.1.zip">-</text:a><text:a xlink:type="simple" xlink:href="https://github.com/wang-bin/QtAV/archive/v1.4.1.zip">bin</text:a><text:a xlink:type="simple" xlink:href="https://github.com/wang-bin/QtAV/archive/v1.4.1.zip">/</text:a><text:a xlink:type="simple" xlink:href="https://github.com/wang-bin/QtAV/archive/v1.4.1.zip">QtAV</text:a><text:a xlink:type="simple" xlink:href="https://github.com/wang-bin/QtAV/archive/v1.4.1.zip">/</text:a><text:a xlink:type="simple" xlink:href="https://github.com/wang-bin/QtAV/archive/v1.4.1.zip">archive</text:a><text:a xlink:type="simple" xlink:href="https://github.com/wang-bin/QtAV/archive/v1.4.1.zip">/</text:a><text:a xlink:type="simple" xlink:href="https://github.com/wang-bin/QtAV/archive/v1.4.1.zip">v</text:a><text:a xlink:type="simple" xlink:href="https://github.com/wang-bin/QtAV/archive/v1.4.1.zip">1.4.1.</text:a><text:a xlink:type="simple" xlink:href="https://github.com/wang-bin/QtAV/archive/v1.4.1.zip">zip</text:a></text:p>
            </text:list-item>
            <text:list-item>
              <text:p text:style-name="P13">ffmpeg : <text:tab/><text:a xlink:type="simple" xlink:href="http://sourceforge.net/projects/qtav/files/depends/FFmpeg/">http</text:a><text:a xlink:type="simple" xlink:href="http://sourceforge.net/projects/qtav/files/depends/FFmpeg/">://</text:a><text:a xlink:type="simple" xlink:href="http://sourceforge.net/projects/qtav/files/depends/FFmpeg/">sourceforge</text:a><text:a xlink:type="simple" xlink:href="http://sourceforge.net/projects/qtav/files/depends/FFmpeg/">.</text:a><text:a xlink:type="simple" xlink:href="http://sourceforge.net/projects/qtav/files/depends/FFmpeg/">net</text:a><text:a xlink:type="simple" xlink:href="http://sourceforge.net/projects/qtav/files/depends/FFmpeg/">/</text:a><text:a xlink:type="simple" xlink:href="http://sourceforge.net/projects/qtav/files/depends/FFmpeg/">projects</text:a><text:a xlink:type="simple" xlink:href="http://sourceforge.net/projects/qtav/files/depends/FFmpeg/">/</text:a><text:a xlink:type="simple" xlink:href="http://sourceforge.net/projects/qtav/files/depends/FFmpeg/">qtav</text:a><text:a xlink:type="simple" xlink:href="http://sourceforge.net/projects/qtav/files/depends/FFmpeg/">/</text:a><text:a xlink:type="simple" xlink:href="http://sourceforge.net/projects/qtav/files/depends/FFmpeg/">files</text:a><text:a xlink:type="simple" xlink:href="http://sourceforge.net/projects/qtav/files/depends/FFmpeg/">/</text:a><text:a xlink:type="simple" xlink:href="http://sourceforge.net/projects/qtav/files/depends/FFmpeg/">depends</text:a><text:a xlink:type="simple" xlink:href="http://sourceforge.net/projects/qtav/files/depends/FFmpeg/">/</text:a><text:a xlink:type="simple" xlink:href="http://sourceforge.net/projects/qtav/files/depends/FFmpeg/">FFmpeg</text:a><text:a xlink:type="simple" xlink:href="http://sourceforge.net/projects/qtav/files/depends/FFmpeg/">/</text:a></text:p>
            </text:list-item>
          </text:list>
        </text:list-item>
      </text:list>
      <text:p text:style-name="P2"/>
      <text:list xml:id="list21" text:style-name="LS1">
        <text:list-item>
          <text:p text:style-name="P12"><text:span text:style-name="T20">Unpack the libraries</text:span> “library” .</text:p>
        </text:list-item>
        <text:list-item>
          <text:p text:style-name="P12"><text:span text:style-name="T20">Place yourself inside</text:span><text:span text:style-name="T19"> QtAV 1.4.1 </text:span><text:span text:style-name="T20">and run</text:span><text:span text:style-name="T19"> QtAV.pro </text:span><text:span text:style-name="T20">to open it</text:span> <text:span text:style-name="T18">in </text:span>QtCreator.</text:p>
        </text:list-item>
        <text:list-item>
          <text:p text:style-name="P12"><text:span text:style-name="T20">Then you have to link ffmpeg and PortAudio to compile QtAV</text:span> :</text:p>
          <text:list>
            <text:list-item>
              <text:p text:style-name="P21"><text:span text:style-name="T18">Click on</text:span> “Projets”</text:p>
            </text:list-item>
            <text:list-item>
              <text:p text:style-name="P22"><text:span text:style-name="T20">In “ Build Environment”</text:span></text:p>
              <text:list>
                <text:list-item>
                  <text:p text:style-name="P19">Open Details</text:p>
                </text:list-item>
                <text:list-item>
                  <text:p text:style-name="P22"><text:span text:style-name="T18">Then add the following environment path</text:span> :</text:p>
                </text:list-item>
              </text:list>
            </text:list-item>
          </text:list>
        </text:list-item>
      </text:list>
      <text:p text:style-name="P5"><text:span text:style-name="T6">CPATH=</text:span><text:span text:style-name="T8">ffmpeg_path</text:span><text:span text:style-name="T6">/include:</text:span><text:span text:style-name="T8">OpenAL_path</text:span><text:span text:style-name="T6">/Headers:$CPATH</text:span></text:p>
      <text:p text:style-name="P24"><text:span text:style-name="T6">LIBRARY_PATH=</text:span><text:span text:style-name="T8">ffmpeg_path</text:span><text:span text:style-name="T6">/lib:$LIBRARY_PATH<text:line-break/></text:span><text:span text:style-name="T9">( </text:span><text:span text:style-name="T10">example with </text:span><text:span text:style-name="T9">Mac OS X Yosemite </text:span><text:span text:style-name="T10">with </text:span><text:span text:style-name="T9">XCode) :</text:span><text:span text:style-name="T6"><text:line-break/></text:span><text:span text:style-name="T8">ffmpeg_path</text:span><text:span text:style-name="T6"> = /Users/William/Documents/Projet_OCT/Library/ffmpeg-2.3-OSX-x64/<text:line-break/></text:span><text:span text:style-name="T8">OpenAL_path</text:span><text:span text:style-name="T6"> = /Applications/Xcode.app/Contents/Developer/Platforms/MacOSX.platform/Developer/SDKs/MacOSX10.10.sdk/System/Library/Frameworks/OpenAL.framework/Headers</text:span></text:p>
      <text:list xml:id="list28" text:style-name="LS1">
        <text:list-item>
          <text:list>
            <text:list-item>
              <text:p text:style-name="P11"><text:span text:style-name="T18">add ffmpeg libs to </text:span><text:s/>“/usr/local/lib/” :</text:p>
              <text:list>
                <text:list-item>
                  <text:p text:style-name="P11"><text:span text:style-name="T18">place youself into ffmpeg libs and do</text:span> :</text:p>
                  <text:list>
                    <text:list-item>
                      <text:p text:style-name="P11">“<text:span text:style-name="T14">sudo cp libswresample.0.dylib /usr/local/lib</text:span>”</text:p>
                    </text:list-item>
                    <text:list-item>
                      <text:p text:style-name="P11">“<text:span text:style-name="T14">sudo cp libavresample.1.dylib /usr/local/lib</text:span>”</text:p>
                    </text:list-item>
                    <text:list-item>
                      <text:p text:style-name="P11">“<text:span text:style-name="T14">sudo cp libavdevice.55.dylib /usr/local/lib</text:span>”</text:p>
                    </text:list-item>
                    <text:list-item>
                      <text:p text:style-name="P11">“<text:span text:style-name="T14">sudo cp libavfilter.4.dylib /usr/local/lib</text:span>”</text:p>
                    </text:list-item>
                    <text:list-item>
                      <text:p text:style-name="P11">“<text:span text:style-name="T14">sudo cp libavcodec.55.dylib /usr/local/lib</text:span>”</text:p>
                    </text:list-item>
                    <text:list-item>
                      <text:p text:style-name="P11">“<text:span text:style-name="T14">sudo cp libavformat.55.dylib /usr/local/lib</text:span>”</text:p>
                    </text:list-item>
                    <text:list-item>
                      <text:p text:style-name="P11">“<text:span text:style-name="T14">sudo cp libswscale.2.dylib /usr/local/lib</text:span>”</text:p>
                    </text:list-item>
                    <text:list-item>
                      <text:p text:style-name="P11">“<text:span text:style-name="T14">sudo cp libavutil.52.dylib /usr/local/lib</text:span>”</text:p>
                    </text:list-item>
                    <text:list-item>
                      <text:p text:style-name="P11">“<text:span text:style-name="T14">sudo cp libpostproc.52.dylib /usr/local/lib</text:span>”</text:p>
                    </text:list-item>
                  </text:list>
                </text:list-item>
              </text:list>
            </text:list-item>
            <text:list-item>
              <text:p text:style-name="P11"><text:span text:style-name="T18">You can now compile the project</text:span>.</text:p>
            </text:list-item>
          </text:list>
        </text:list-item>
      </text:list>
      <text:p text:style-name="P6"/>
      <text:list xml:id="list1713017765539205245" text:style-name="LS4">
        <text:list-item>
          <text:p text:style-name="P15"><text:span text:style-name="T18">Place yourself in to </text:span><text:s/><text:span text:style-name="T16">ffmpeg_path<text:line-break/></text:span>(<text:span text:style-name="T18">example:</text:span> <text:span text:style-name="T16">“/Users/William/Documents/Projet_OCT/Library/ffmpeg-2.3-OSX-x64/”</text:span>).</text:p>
        </text:list-item>
        <text:list-item>
          <text:p text:style-name="P14"><text:soft-page-break/>C<text:span text:style-name="T18">opy everything from </text:span><text:s/><text:span text:style-name="T16">“bin”</text:span> <text:span text:style-name="T18">to</text:span> <text:span text:style-name="T16">“bin”</text:span><text:span text:style-name="T14"> </text:span><text:span text:style-name="T15">of</text:span> QtCreator (<text:span text:style-name="T18">example</text:span> <text:span text:style-name="T16">“Users/William/Qt5.3.2/5.3/clang_64/bin”</text:span>).</text:p>
        </text:list-item>
        <text:list-item>
          <text:p text:style-name="P15">C<text:span text:style-name="T18">opy everything from</text:span> <text:span text:style-name="T16">“include”</text:span> <text:span text:style-name="T18">to</text:span> <text:span text:style-name="T16">“include”</text:span><text:span text:style-name="T14"> </text:span><text:span text:style-name="T15">of</text:span> QtCreator.</text:p>
        </text:list-item>
        <text:list-item>
          <text:p text:style-name="P15">C<text:span text:style-name="T18">opy everything from</text:span> <text:span text:style-name="T16">“lib”</text:span> <text:span text:style-name="T18">to</text:span> <text:span text:style-name="T16">“lib”</text:span><text:span text:style-name="T14"> </text:span><text:span text:style-name="T15">of</text:span> QtCreator.</text:p>
        </text:list-item>
      </text:list>
      <text:p text:style-name="P2"/>
      <text:p text:style-name="P2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35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dc:title/>
    <meta:initial-creator/>
    <meta:editing-cycles>2</meta:editing-cycles>
    <dc:date>2015-03-09T15:53:04.436000000</dc:date>
    <meta:editing-duration>P0D</meta:editing-duration>
    <meta:document-statistic meta:table-count="0" meta:image-count="0" meta:object-count="0" meta:page-count="3" meta:paragraph-count="56" meta:word-count="326" meta:character-count="2742" meta:non-whitespace-character-count="2500"/>
  </office:meta>
</office:document-meta>
</file>